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style:style style:name="ta3" style:family="table" style:master-page-name="PageStyle_5f_Cópia_20_de_20_Págin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7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b66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125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5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ackground-color="#ffb66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25">
      <style:table-cell-properties fo:background-color="#b4c7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125">
      <style:table-cell-properties fo:background-color="#ffb66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25">
      <style:table-cell-properties fo:background-color="#d4ea6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ffb66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e8f2a1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fo:background-color="#e8f2a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questao 2</text:p>
          </table:table-cell>
          <table:table-cell table:style-name="ce1" office:value-type="string" calcext:value-type="string">
            <text:p>Bisecção</text:p>
          </table:table-cell>
          <table:table-cell table:style-name="ce2"/>
          <table:table-cell table:style-name="ce2">
            <draw:frame table:end-cell-address="Página1.J18" table:end-x="44.08pt" table:end-y="13.49pt" draw:z-index="0" draw:name="Chart 1" draw:style-name="gr1" draw:text-style-name="P1" svg:width="449.97pt" svg:height="278.22pt" svg:x="15pt" svg:y="3pt">
              <draw:object draw:notify-on-update-of-ranges="Página1.A6:Página1.A16 Página1.B6:Página1.B1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<text:s/>2*x² - 15x + 8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office:value-type="string" calcext:value-type="string">
            <text:p>e_ideal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2*[.A6]*[.A6] - 15*[.A6] + 8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2*[.A7]*[.A7] - 15*[.A7] + 8" office:value-type="float" office:value="-5" calcext:value-type="float">
            <text:p>-5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2*[.A8]*[.A8] - 15*[.A8] + 8" office:value-type="float" office:value="-14" calcext:value-type="float">
            <text:p>-14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2*[.A9]*[.A9] - 15*[.A9] + 8" office:value-type="float" office:value="-19" calcext:value-type="float">
            <text:p>-19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2*[.A10]*[.A10] - 15*[.A10] + 8" office:value-type="float" office:value="-20" calcext:value-type="float">
            <text:p>-20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2*[.A11]*[.A11] - 15*[.A11] + 8" office:value-type="float" office:value="-17" calcext:value-type="float">
            <text:p>-17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2*[.A12]*[.A12] - 15*[.A12] + 8" office:value-type="float" office:value="-10" calcext:value-type="float">
            <text:p>-10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2*[.A13]*[.A13] - 15*[.A13] + 8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2*[.A14]*[.A14] - 15*[.A14] + 8" office:value-type="float" office:value="16" calcext:value-type="float">
            <text:p>16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2*[.A15]*[.A15] - 15*[.A15] + 8" office:value-type="float" office:value="35" calcext:value-type="float">
            <text:p>35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2*[.A16]*[.A16] - 15*[.A16] + 8" office:value-type="float" office:value="58" calcext:value-type="float">
            <text:p>58</text:p>
          </table:table-cell>
          <table:table-cell table:style-name="ce2" table:number-columns-repeated="9"/>
          <table:table-cell table:number-columns-repeated="1013"/>
        </table:table-row>
        <table:table-row table:style-name="ro1" table:number-rows-repeated="2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Numero de interacoes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k =</text:p>
          </table:table-cell>
          <table:table-cell table:style-name="ce4" table:formula="of:=(LOG10([.A13]-[.A12])-LOG10([.B3]))/LOG10(2)" office:value-type="float" office:value="9.965784285" calcext:value-type="float">
            <text:p>9.965784285</text:p>
          </table:table-cell>
          <table:table-cell table:style-name="ce4" office:value-type="float" office:value="10" calcext:value-type="float">
            <text:p>10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office:value-type="string" calcext:value-type="string">
            <text:p>1) Raiz positiva</text:p>
          </table:table-cell>
          <table:table-cell table:style-name="ce2" table:number-columns-repeated="4"/>
          <table:table-cell table:style-name="ce10"/>
          <table:table-cell table:style-name="ce2"/>
          <table:table-cell table:style-name="ce14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8" table:formula="of:=[.A6]" office:value-type="float" office:value="0" calcext:value-type="float">
            <text:p>0</text:p>
          </table:table-cell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4"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8" table:formula="of:=[.A7]" office:value-type="float" office:value="1" calcext:value-type="float">
            <text:p>1</text:p>
          </table:table-cell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4" office:value-type="string" calcext:value-type="string">
            <text:p>(A,x_ns)</text:p>
          </table:table-cell>
          <table:table-cell table:style-name="ce2" office:value-type="string" calcext:value-type="string">
            <text:p>(x_ns,b)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n_iter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7" office:value-type="string" calcext:value-type="string">
            <text:p>x_ns</text:p>
          </table:table-cell>
          <table:table-cell table:style-name="ce7" office:value-type="string" calcext:value-type="string">
            <text:p>f(A)</text:p>
          </table:table-cell>
          <table:table-cell table:style-name="ce13" office:value-type="string" calcext:value-type="string">
            <text:p>f(x_ns)</text:p>
          </table:table-cell>
          <table:table-cell table:style-name="ce7" office:value-type="string" calcext:value-type="string">
            <text:p>f(B)</text:p>
          </table:table-cell>
          <table:table-cell table:style-name="ce15" office:value-type="string" calcext:value-type="string">
            <text:p>f(A)*f(x_ns)</text:p>
          </table:table-cell>
          <table:table-cell table:style-name="ce7" office:value-type="string" calcext:value-type="string">
            <text:p>f(x_ns)*f(B)</text:p>
          </table:table-cell>
          <table:table-cell table:style-name="ce21" office:value-type="string" calcext:value-type="string">
            <text:p>e_ideal</text:p>
          </table:table-cell>
          <table:table-cell table:style-name="ce7" office:value-type="string" calcext:value-type="string">
            <text:p>e_real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table:formula="of:=[.B24]" office:value-type="float" office:value="0" calcext:value-type="float">
            <text:p>0.0000</text:p>
          </table:table-cell>
          <table:table-cell table:style-name="ce9" table:formula="of:=[.B25]" office:value-type="float" office:value="1" calcext:value-type="float">
            <text:p>1.0000</text:p>
          </table:table-cell>
          <table:table-cell table:style-name="ce9" table:formula="of:=([.B27]+[.C27])/2" office:value-type="float" office:value="0.5" calcext:value-type="float">
            <text:p>0.5000</text:p>
          </table:table-cell>
          <table:table-cell table:style-name="ce9" table:formula="of:=2*[.B27]*[.B27] - 15*[.B27] + 8" office:value-type="float" office:value="8" calcext:value-type="float">
            <text:p>8.0000</text:p>
          </table:table-cell>
          <table:table-cell table:style-name="ce9" table:formula="of:=2*[.D27]*[.D27] - 15*[.D27] + 8" office:value-type="float" office:value="1" calcext:value-type="float">
            <text:p>1.0000</text:p>
          </table:table-cell>
          <table:table-cell table:style-name="ce4" table:formula="of:=2*[.C27]*[.C27] - 15*[.C27] + 8" office:value-type="float" office:value="-5" calcext:value-type="float">
            <text:p>-5</text:p>
          </table:table-cell>
          <table:table-cell table:style-name="ce16" table:formula="of:=[.E27]*[.F27]" office:value-type="float" office:value="8" calcext:value-type="float">
            <text:p>8.000</text:p>
          </table:table-cell>
          <table:table-cell table:style-name="ce20" table:formula="of:=[.F27]*[.G27]" office:value-type="float" office:value="-5" calcext:value-type="float">
            <text:p>-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27]-[.B27])/2)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table:formula="of:=[.D27]" office:value-type="float" office:value="0.5" calcext:value-type="float">
            <text:p>0.5000</text:p>
          </table:table-cell>
          <table:table-cell table:style-name="ce9" table:formula="of:=[.C27]" office:value-type="float" office:value="1" calcext:value-type="float">
            <text:p>1.0000</text:p>
          </table:table-cell>
          <table:table-cell table:style-name="ce9" table:formula="of:=([.B28]+[.C28])/2" office:value-type="float" office:value="0.75" calcext:value-type="float">
            <text:p>0.7500</text:p>
          </table:table-cell>
          <table:table-cell table:style-name="ce9" table:formula="of:=2*[.B28]*[.B28] - 15*[.B28] + 8" office:value-type="float" office:value="1" calcext:value-type="float">
            <text:p>1.0000</text:p>
          </table:table-cell>
          <table:table-cell table:style-name="ce9" table:formula="of:=2*[.D28]*[.D28] - 15*[.D28] + 8" office:value-type="float" office:value="-2.125" calcext:value-type="float">
            <text:p>-2.1250</text:p>
          </table:table-cell>
          <table:table-cell table:style-name="ce4" table:formula="of:=2*[.C28]*[.C28] - 15*[.C28] + 8" office:value-type="float" office:value="-5" calcext:value-type="float">
            <text:p>-5</text:p>
          </table:table-cell>
          <table:table-cell table:style-name="ce17" table:formula="of:=[.E28]*[.F28]" office:value-type="float" office:value="-2.125" calcext:value-type="float">
            <text:p>-2.125</text:p>
          </table:table-cell>
          <table:table-cell table:style-name="ce4" table:formula="of:=[.F28]*[.G28]" office:value-type="float" office:value="10.625" calcext:value-type="float">
            <text:p>10.62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28]-[.B28])/2)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table:formula="of:=[.B28]" office:value-type="float" office:value="0.5" calcext:value-type="float">
            <text:p>0.5000</text:p>
          </table:table-cell>
          <table:table-cell table:style-name="ce9" table:formula="of:=[.D28]" office:value-type="float" office:value="0.75" calcext:value-type="float">
            <text:p>0.7500</text:p>
          </table:table-cell>
          <table:table-cell table:style-name="ce9" table:formula="of:=([.B29]+[.C29])/2" office:value-type="float" office:value="0.625" calcext:value-type="float">
            <text:p>0.6250</text:p>
          </table:table-cell>
          <table:table-cell table:style-name="ce9" table:formula="of:=2*[.B29]*[.B29] - 15*[.B29] + 8" office:value-type="float" office:value="1" calcext:value-type="float">
            <text:p>1.0000</text:p>
          </table:table-cell>
          <table:table-cell table:style-name="ce9" table:formula="of:=2*[.D29]*[.D29] - 15*[.D29] + 8" office:value-type="float" office:value="-0.59375" calcext:value-type="float">
            <text:p>-0.5938</text:p>
          </table:table-cell>
          <table:table-cell table:style-name="ce4" table:formula="of:=2*[.C29]*[.C29] - 15*[.C29] + 8" office:value-type="float" office:value="-2.125" calcext:value-type="float">
            <text:p>-2.125</text:p>
          </table:table-cell>
          <table:table-cell table:style-name="ce17" table:formula="of:=[.E29]*[.F29]" office:value-type="float" office:value="-0.59375" calcext:value-type="float">
            <text:p>-0.594</text:p>
          </table:table-cell>
          <table:table-cell table:style-name="ce4" table:formula="of:=[.F29]*[.G29]" office:value-type="float" office:value="1.26171875" calcext:value-type="float">
            <text:p>1.2617187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29]-[.B29])/2)" office:value-type="float" office:value="0.125" calcext:value-type="float">
            <text:p>0.125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table:formula="of:=[.B29]" office:value-type="float" office:value="0.5" calcext:value-type="float">
            <text:p>0.5000</text:p>
          </table:table-cell>
          <table:table-cell table:style-name="ce9" table:formula="of:=[.D29]" office:value-type="float" office:value="0.625" calcext:value-type="float">
            <text:p>0.6250</text:p>
          </table:table-cell>
          <table:table-cell table:style-name="ce9" table:formula="of:=([.B30]+[.C30])/2" office:value-type="float" office:value="0.5625" calcext:value-type="float">
            <text:p>0.5625</text:p>
          </table:table-cell>
          <table:table-cell table:style-name="ce9" table:formula="of:=2*[.B30]*[.B30] - 15*[.B30] + 8" office:value-type="float" office:value="1" calcext:value-type="float">
            <text:p>1.0000</text:p>
          </table:table-cell>
          <table:table-cell table:style-name="ce9" table:formula="of:=2*[.D30]*[.D30] - 15*[.D30] + 8" office:value-type="float" office:value="0.1953125" calcext:value-type="float">
            <text:p>0.1953</text:p>
          </table:table-cell>
          <table:table-cell table:style-name="ce4" table:formula="of:=2*[.C30]*[.C30] - 15*[.C30] + 8" office:value-type="float" office:value="-0.59375" calcext:value-type="float">
            <text:p>-0.59375</text:p>
          </table:table-cell>
          <table:table-cell table:style-name="ce16" table:formula="of:=[.E30]*[.F30]" office:value-type="float" office:value="0.1953125" calcext:value-type="float">
            <text:p>0.195</text:p>
          </table:table-cell>
          <table:table-cell table:style-name="ce20" table:formula="of:=[.F30]*[.G30]" office:value-type="float" office:value="-0.115966796875" calcext:value-type="float">
            <text:p>-0.11596679687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0]-[.B30])/2)" office:value-type="float" office:value="0.0625" calcext:value-type="float">
            <text:p>0.0625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table:formula="of:=[.D30]" office:value-type="float" office:value="0.5625" calcext:value-type="float">
            <text:p>0.5625</text:p>
          </table:table-cell>
          <table:table-cell table:style-name="ce9" table:formula="of:=[.C30]" office:value-type="float" office:value="0.625" calcext:value-type="float">
            <text:p>0.6250</text:p>
          </table:table-cell>
          <table:table-cell table:style-name="ce9" table:formula="of:=([.B31]+[.C31])/2" office:value-type="float" office:value="0.59375" calcext:value-type="float">
            <text:p>0.5938</text:p>
          </table:table-cell>
          <table:table-cell table:style-name="ce9" table:formula="of:=2*[.B31]*[.B31] - 15*[.B31] + 8" office:value-type="float" office:value="0.1953125" calcext:value-type="float">
            <text:p>0.1953</text:p>
          </table:table-cell>
          <table:table-cell table:style-name="ce9" table:formula="of:=2*[.D31]*[.D31] - 15*[.D31] + 8" office:value-type="float" office:value="-0.201171875" calcext:value-type="float">
            <text:p>-0.2012</text:p>
          </table:table-cell>
          <table:table-cell table:style-name="ce4" table:formula="of:=2*[.C31]*[.C31] - 15*[.C31] + 8" office:value-type="float" office:value="-0.59375" calcext:value-type="float">
            <text:p>-0.59375</text:p>
          </table:table-cell>
          <table:table-cell table:style-name="ce17" table:formula="of:=[.E31]*[.F31]" office:value-type="float" office:value="-0.0392913818359375" calcext:value-type="float">
            <text:p>-0.039</text:p>
          </table:table-cell>
          <table:table-cell table:style-name="ce4" table:formula="of:=[.F31]*[.G31]" office:value-type="float" office:value="0.11944580078125" calcext:value-type="float">
            <text:p>0.1194458007812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1]-[.B31])/2)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table:formula="of:=[.B31]" office:value-type="float" office:value="0.5625" calcext:value-type="float">
            <text:p>0.5625</text:p>
          </table:table-cell>
          <table:table-cell table:style-name="ce9" table:formula="of:=[.D31]" office:value-type="float" office:value="0.59375" calcext:value-type="float">
            <text:p>0.5938</text:p>
          </table:table-cell>
          <table:table-cell table:style-name="ce9" table:formula="of:=([.B32]+[.C32])/2" office:value-type="float" office:value="0.578125" calcext:value-type="float">
            <text:p>0.5781</text:p>
          </table:table-cell>
          <table:table-cell table:style-name="ce9" table:formula="of:=2*[.B32]*[.B32] - 15*[.B32] + 8" office:value-type="float" office:value="0.1953125" calcext:value-type="float">
            <text:p>0.1953</text:p>
          </table:table-cell>
          <table:table-cell table:style-name="ce9" table:formula="of:=2*[.D32]*[.D32] - 15*[.D32] + 8" office:value-type="float" office:value="-0.00341796875" calcext:value-type="float">
            <text:p>-0.0034</text:p>
          </table:table-cell>
          <table:table-cell table:style-name="ce4" table:formula="of:=2*[.C32]*[.C32] - 15*[.C32] + 8" office:value-type="float" office:value="-0.201171875" calcext:value-type="float">
            <text:p>-0.201171875</text:p>
          </table:table-cell>
          <table:table-cell table:style-name="ce17" table:formula="of:=[.E32]*[.F32]" office:value-type="float" office:value="-0.000667572021484375" calcext:value-type="float">
            <text:p>-0.001</text:p>
          </table:table-cell>
          <table:table-cell table:style-name="ce4" table:formula="of:=[.F32]*[.G32]" office:value-type="float" office:value="0.000687599182128906" calcext:value-type="float">
            <text:p>0.000687599182129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2]-[.B32])/2)" office:value-type="float" office:value="0.015625" calcext:value-type="float">
            <text:p>0.015625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table:formula="of:=[.B32]" office:value-type="float" office:value="0.5625" calcext:value-type="float">
            <text:p>0.5625</text:p>
          </table:table-cell>
          <table:table-cell table:style-name="ce9" table:formula="of:=[.D32]" office:value-type="float" office:value="0.578125" calcext:value-type="float">
            <text:p>0.5781</text:p>
          </table:table-cell>
          <table:table-cell table:style-name="ce9" table:formula="of:=([.B33]+[.C33])/2" office:value-type="float" office:value="0.5703125" calcext:value-type="float">
            <text:p>0.5703</text:p>
          </table:table-cell>
          <table:table-cell table:style-name="ce9" table:formula="of:=2*[.B33]*[.B33] - 15*[.B33] + 8" office:value-type="float" office:value="0.1953125" calcext:value-type="float">
            <text:p>0.1953</text:p>
          </table:table-cell>
          <table:table-cell table:style-name="ce9" table:formula="of:=2*[.D33]*[.D33] - 15*[.D33] + 8" office:value-type="float" office:value="0.0958251953125" calcext:value-type="float">
            <text:p>0.0958</text:p>
          </table:table-cell>
          <table:table-cell table:style-name="ce4" table:formula="of:=2*[.C33]*[.C33] - 15*[.C33] + 8" office:value-type="float" office:value="-0.00341796875" calcext:value-type="float">
            <text:p>-0.00341796875</text:p>
          </table:table-cell>
          <table:table-cell table:style-name="ce16" table:formula="of:=[.E33]*[.F33]" office:value-type="float" office:value="0.0187158584594727" calcext:value-type="float">
            <text:p>0.019</text:p>
          </table:table-cell>
          <table:table-cell table:style-name="ce20" table:formula="of:=[.F33]*[.G33]" office:value-type="float" office:value="-0.000327527523040771" calcext:value-type="float">
            <text:p>-0.000327527523041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3]-[.B33])/2)" office:value-type="float" office:value="0.0078125" calcext:value-type="float">
            <text:p>0.0078125</text:p>
          </table:table-cell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table:formula="of:=[.D33]" office:value-type="float" office:value="0.5703125" calcext:value-type="float">
            <text:p>0.5703</text:p>
          </table:table-cell>
          <table:table-cell table:style-name="ce10" table:formula="of:=[.C33]" office:value-type="float" office:value="0.578125" calcext:value-type="float">
            <text:p>0.5781</text:p>
          </table:table-cell>
          <table:table-cell table:style-name="ce9" table:formula="of:=([.B34]+[.C34])/2" office:value-type="float" office:value="0.57421875" calcext:value-type="float">
            <text:p>0.5742</text:p>
          </table:table-cell>
          <table:table-cell table:style-name="ce9" table:formula="of:=2*[.B34]*[.B34] - 15*[.B34] + 8" office:value-type="float" office:value="0.0958251953125" calcext:value-type="float">
            <text:p>0.0958</text:p>
          </table:table-cell>
          <table:table-cell table:style-name="ce9" table:formula="of:=2*[.D34]*[.D34] - 15*[.D34] + 8" office:value-type="float" office:value="0.046173095703125" calcext:value-type="float">
            <text:p>0.0462</text:p>
          </table:table-cell>
          <table:table-cell table:style-name="ce4" table:formula="of:=2*[.C34]*[.C34] - 15*[.C34] + 8" office:value-type="float" office:value="-0.00341796875" calcext:value-type="float">
            <text:p>-0.00341796875</text:p>
          </table:table-cell>
          <table:table-cell table:style-name="ce16" table:formula="of:=[.E34]*[.F34]" office:value-type="float" office:value="0.00442454591393471" calcext:value-type="float">
            <text:p>0.004</text:p>
          </table:table-cell>
          <table:table-cell table:style-name="ce20" table:formula="of:=[.F34]*[.G34]" office:value-type="float" office:value="-0.000157818198204041" calcext:value-type="float">
            <text:p>-0.000157818198204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4]-[.B34])/2)" office:value-type="float" office:value="0.00390625" calcext:value-type="float">
            <text:p>0.00390625</text:p>
          </table:table-cell>
          <table:table-cell table:number-columns-repeated="10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table:formula="of:=[.D34]" office:value-type="float" office:value="0.57421875" calcext:value-type="float">
            <text:p>0.5742</text:p>
          </table:table-cell>
          <table:table-cell table:style-name="ce10" table:formula="of:=[.C34]" office:value-type="float" office:value="0.578125" calcext:value-type="float">
            <text:p>0.5781</text:p>
          </table:table-cell>
          <table:table-cell table:style-name="ce9" table:formula="of:=([.B35]+[.C35])/2" office:value-type="float" office:value="0.576171875" calcext:value-type="float">
            <text:p>0.5762</text:p>
          </table:table-cell>
          <table:table-cell table:style-name="ce9" table:formula="of:=2*[.B35]*[.B35] - 15*[.B35] + 8" office:value-type="float" office:value="0.046173095703125" calcext:value-type="float">
            <text:p>0.0462</text:p>
          </table:table-cell>
          <table:table-cell table:style-name="ce9" table:formula="of:=2*[.D35]*[.D35] - 15*[.D35] + 8" office:value-type="float" office:value="0.0213699340820312" calcext:value-type="float">
            <text:p>0.0214</text:p>
          </table:table-cell>
          <table:table-cell table:style-name="ce4" table:formula="of:=2*[.C35]*[.C35] - 15*[.C35] + 8" office:value-type="float" office:value="-0.00341796875" calcext:value-type="float">
            <text:p>-0.00341796875</text:p>
          </table:table-cell>
          <table:table-cell table:style-name="ce16" table:formula="of:=[.E35]*[.F35]" office:value-type="float" office:value="0.000986716011539102" calcext:value-type="float">
            <text:p>0.001</text:p>
          </table:table-cell>
          <table:table-cell table:style-name="ce20" table:formula="of:=[.F35]*[.G35]" office:value-type="float" office:value="-0.0000730417668819427" calcext:value-type="float">
            <text:p>-7.30417668819427E-0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5]-[.B35])/2)" office:value-type="float" office:value="0.001953125" calcext:value-type="float">
            <text:p>0.001953125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table:formula="of:=[.D35]" office:value-type="float" office:value="0.576171875" calcext:value-type="float">
            <text:p>0.5762</text:p>
          </table:table-cell>
          <table:table-cell table:style-name="ce9" table:formula="of:=[.C35]" office:value-type="float" office:value="0.578125" calcext:value-type="float">
            <text:p>0.5781</text:p>
          </table:table-cell>
          <table:table-cell table:style-name="ce9" table:formula="of:=([.B36]+[.C36])/2" office:value-type="float" office:value="0.5771484375" calcext:value-type="float">
            <text:p>0.5771</text:p>
          </table:table-cell>
          <table:table-cell table:style-name="ce9" table:formula="of:=2*[.B36]*[.B36] - 15*[.B36] + 8" office:value-type="float" office:value="0.0213699340820312" calcext:value-type="float">
            <text:p>0.0214</text:p>
          </table:table-cell>
          <table:table-cell table:style-name="ce9" table:formula="of:=2*[.D36]*[.D36] - 15*[.D36] + 8" office:value-type="float" office:value="0.00897407531738281" calcext:value-type="float">
            <text:p>0.0090</text:p>
          </table:table-cell>
          <table:table-cell table:style-name="ce4" table:formula="of:=2*[.C36]*[.C36] - 15*[.C36] + 8" office:value-type="float" office:value="-0.00341796875" calcext:value-type="float">
            <text:p>-0.00341796875</text:p>
          </table:table-cell>
          <table:table-cell table:style-name="ce16" table:formula="of:=[.E36]*[.F36]" office:value-type="float" office:value="0.000191775397979654" calcext:value-type="float">
            <text:p>0.000</text:p>
          </table:table-cell>
          <table:table-cell table:style-name="ce20" table:formula="of:=[.F36]*[.G36]" office:value-type="float" office:value="-0.0000306731089949608" calcext:value-type="float">
            <text:p>-3.06731089949608E-0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36]-[.B36])/2)" office:value-type="float" office:value="0.0009765625" calcext:value-type="float">
            <text:p>0.000976562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1" table:formula="of:=[.D36]" office:value-type="float" office:value="0.5771484375" calcext:value-type="float">
            <text:p>0.577</text:p>
          </table:table-cell>
          <table:table-cell table:style-name="ce9" table:formula="of:=[.F36]" office:value-type="float" office:value="0.008974075317" calcext:value-type="float">
            <text:p>0.0090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2) Raiz positiva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8" table:formula="of:=[.A12]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n_iter</text:p>
          </table:table-cell>
          <table:table-cell table:style-name="ce7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7" office:value-type="string" calcext:value-type="string">
            <text:p>x_ns</text:p>
          </table:table-cell>
          <table:table-cell table:style-name="ce7" office:value-type="string" calcext:value-type="string">
            <text:p>f(A)</text:p>
          </table:table-cell>
          <table:table-cell table:style-name="ce13" office:value-type="string" calcext:value-type="string">
            <text:p>f(x_ns)</text:p>
          </table:table-cell>
          <table:table-cell table:style-name="ce7" office:value-type="string" calcext:value-type="string">
            <text:p>f(B)</text:p>
          </table:table-cell>
          <table:table-cell table:style-name="ce15" office:value-type="string" calcext:value-type="string">
            <text:p>f(A)*f(x_ns)</text:p>
          </table:table-cell>
          <table:table-cell table:style-name="ce7" office:value-type="string" calcext:value-type="string">
            <text:p>f(x_ns)*f(B)</text:p>
          </table:table-cell>
          <table:table-cell table:style-name="ce21" office:value-type="string" calcext:value-type="string">
            <text:p>e_ideal</text:p>
          </table:table-cell>
          <table:table-cell table:style-name="ce7" office:value-type="string" calcext:value-type="string">
            <text:p>e_real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table:formula="of:=[.B45]" office:value-type="float" office:value="6" calcext:value-type="float">
            <text:p>6.0000</text:p>
          </table:table-cell>
          <table:table-cell table:style-name="ce9" table:formula="of:=[.B46]" office:value-type="float" office:value="7" calcext:value-type="float">
            <text:p>7.0000</text:p>
          </table:table-cell>
          <table:table-cell table:style-name="ce9" table:formula="of:=([.B49]+[.C49])/2" office:value-type="float" office:value="6.5" calcext:value-type="float">
            <text:p>6.5000</text:p>
          </table:table-cell>
          <table:table-cell table:style-name="ce9" table:formula="of:=2*[.B49]*[.B49] - 15*[.B49] + 8" office:value-type="float" office:value="-10" calcext:value-type="float">
            <text:p>-10.0000</text:p>
          </table:table-cell>
          <table:table-cell table:style-name="ce9" table:formula="of:=2*[.D49]*[.D49] - 15*[.D49] + 8" office:value-type="float" office:value="-5" calcext:value-type="float">
            <text:p>-5.0000</text:p>
          </table:table-cell>
          <table:table-cell table:style-name="ce4" table:formula="of:=2*[.C49]*[.C49] - 15*[.C49] + 8" office:value-type="float" office:value="1" calcext:value-type="float">
            <text:p>1</text:p>
          </table:table-cell>
          <table:table-cell table:style-name="ce16" table:formula="of:=[.E49]*[.F49]" office:value-type="float" office:value="50" calcext:value-type="float">
            <text:p>50.000</text:p>
          </table:table-cell>
          <table:table-cell table:style-name="ce20" table:formula="of:=[.F49]*[.G49]" office:value-type="float" office:value="-5" calcext:value-type="float">
            <text:p>-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49]-[.B49])/2)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table:formula="of:=[.D49]" office:value-type="float" office:value="6.5" calcext:value-type="float">
            <text:p>6.5000</text:p>
          </table:table-cell>
          <table:table-cell table:style-name="ce12" table:formula="of:=[.C49]" office:value-type="float" office:value="7" calcext:value-type="float">
            <text:p>7.0000</text:p>
          </table:table-cell>
          <table:table-cell table:style-name="ce9" table:formula="of:=([.B50]+[.C50])/2" office:value-type="float" office:value="6.75" calcext:value-type="float">
            <text:p>6.7500</text:p>
          </table:table-cell>
          <table:table-cell table:style-name="ce9" table:formula="of:=2*[.B50]*[.B50] - 15*[.B50] + 8" office:value-type="float" office:value="-5" calcext:value-type="float">
            <text:p>-5.0000</text:p>
          </table:table-cell>
          <table:table-cell table:style-name="ce9" table:formula="of:=2*[.D50]*[.D50] - 15*[.D50] + 8" office:value-type="float" office:value="-2.125" calcext:value-type="float">
            <text:p>-2.1250</text:p>
          </table:table-cell>
          <table:table-cell table:style-name="ce4" table:formula="of:=2*[.C50]*[.C50] - 15*[.C50] + 8" office:value-type="float" office:value="1" calcext:value-type="float">
            <text:p>1</text:p>
          </table:table-cell>
          <table:table-cell table:style-name="ce16" table:formula="of:=[.E50]*[.F50]" office:value-type="float" office:value="10.625" calcext:value-type="float">
            <text:p>10.625</text:p>
          </table:table-cell>
          <table:table-cell table:style-name="ce20" table:formula="of:=[.F50]*[.G50]" office:value-type="float" office:value="-2.125" calcext:value-type="float">
            <text:p>-2.12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0]-[.B50])/2)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table:formula="of:=[.D50]" office:value-type="float" office:value="6.75" calcext:value-type="float">
            <text:p>6.7500</text:p>
          </table:table-cell>
          <table:table-cell table:style-name="ce12" table:formula="of:=[.C50]" office:value-type="float" office:value="7" calcext:value-type="float">
            <text:p>7.0000</text:p>
          </table:table-cell>
          <table:table-cell table:style-name="ce9" table:formula="of:=([.B51]+[.C51])/2" office:value-type="float" office:value="6.875" calcext:value-type="float">
            <text:p>6.8750</text:p>
          </table:table-cell>
          <table:table-cell table:style-name="ce9" table:formula="of:=2*[.B51]*[.B51] - 15*[.B51] + 8" office:value-type="float" office:value="-2.125" calcext:value-type="float">
            <text:p>-2.1250</text:p>
          </table:table-cell>
          <table:table-cell table:style-name="ce9" table:formula="of:=2*[.D51]*[.D51] - 15*[.D51] + 8" office:value-type="float" office:value="-0.59375" calcext:value-type="float">
            <text:p>-0.5938</text:p>
          </table:table-cell>
          <table:table-cell table:style-name="ce4" table:formula="of:=2*[.C51]*[.C51] - 15*[.C51] + 8" office:value-type="float" office:value="1" calcext:value-type="float">
            <text:p>1</text:p>
          </table:table-cell>
          <table:table-cell table:style-name="ce16" table:formula="of:=[.E51]*[.F51]" office:value-type="float" office:value="1.26171875" calcext:value-type="float">
            <text:p>1.262</text:p>
          </table:table-cell>
          <table:table-cell table:style-name="ce20" table:formula="of:=[.F51]*[.G51]" office:value-type="float" office:value="-0.59375" calcext:value-type="float">
            <text:p>-0.5937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1]-[.B51])/2)" office:value-type="float" office:value="0.125" calcext:value-type="float">
            <text:p>0.125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table:formula="of:=[.D51]" office:value-type="float" office:value="6.875" calcext:value-type="float">
            <text:p>6.8750</text:p>
          </table:table-cell>
          <table:table-cell table:style-name="ce12" table:formula="of:=[.C51]" office:value-type="float" office:value="7" calcext:value-type="float">
            <text:p>7.0000</text:p>
          </table:table-cell>
          <table:table-cell table:style-name="ce9" table:formula="of:=([.B52]+[.C52])/2" office:value-type="float" office:value="6.9375" calcext:value-type="float">
            <text:p>6.9375</text:p>
          </table:table-cell>
          <table:table-cell table:style-name="ce9" table:formula="of:=2*[.B52]*[.B52] - 15*[.B52] + 8" office:value-type="float" office:value="-0.59375" calcext:value-type="float">
            <text:p>-0.5938</text:p>
          </table:table-cell>
          <table:table-cell table:style-name="ce9" table:formula="of:=2*[.D52]*[.D52] - 15*[.D52] + 8" office:value-type="float" office:value="0.1953125" calcext:value-type="float">
            <text:p>0.1953</text:p>
          </table:table-cell>
          <table:table-cell table:style-name="ce4" table:formula="of:=2*[.C52]*[.C52] - 15*[.C52] + 8" office:value-type="float" office:value="1" calcext:value-type="float">
            <text:p>1</text:p>
          </table:table-cell>
          <table:table-cell table:style-name="ce17" table:formula="of:=[.E52]*[.F52]" office:value-type="float" office:value="-0.115966796875" calcext:value-type="float">
            <text:p>-0.116</text:p>
          </table:table-cell>
          <table:table-cell table:style-name="ce4" table:formula="of:=[.F52]*[.G52]" office:value-type="float" office:value="0.1953125" calcext:value-type="float">
            <text:p>0.195312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2]-[.B52])/2)" office:value-type="float" office:value="0.0625" calcext:value-type="float">
            <text:p>0.0625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table:formula="of:=[.B52]" office:value-type="float" office:value="6.875" calcext:value-type="float">
            <text:p>6.8750</text:p>
          </table:table-cell>
          <table:table-cell table:style-name="ce12" table:formula="of:=[.D52]" office:value-type="float" office:value="6.9375" calcext:value-type="float">
            <text:p>6.9375</text:p>
          </table:table-cell>
          <table:table-cell table:style-name="ce9" table:formula="of:=([.B53]+[.C53])/2" office:value-type="float" office:value="6.90625" calcext:value-type="float">
            <text:p>6.9063</text:p>
          </table:table-cell>
          <table:table-cell table:style-name="ce9" table:formula="of:=2*[.B53]*[.B53] - 15*[.B53] + 8" office:value-type="float" office:value="-0.59375" calcext:value-type="float">
            <text:p>-0.5938</text:p>
          </table:table-cell>
          <table:table-cell table:style-name="ce9" table:formula="of:=2*[.D53]*[.D53] - 15*[.D53] + 8" office:value-type="float" office:value="-0.201171875" calcext:value-type="float">
            <text:p>-0.2012</text:p>
          </table:table-cell>
          <table:table-cell table:style-name="ce4" table:formula="of:=2*[.C53]*[.C53] - 15*[.C53] + 8" office:value-type="float" office:value="0.1953125" calcext:value-type="float">
            <text:p>0.1953125</text:p>
          </table:table-cell>
          <table:table-cell table:style-name="ce16" table:formula="of:=[.E53]*[.F53]" office:value-type="float" office:value="0.11944580078125" calcext:value-type="float">
            <text:p>0.119</text:p>
          </table:table-cell>
          <table:table-cell table:style-name="ce20" table:formula="of:=[.F53]*[.G53]" office:value-type="float" office:value="-0.0392913818359375" calcext:value-type="float">
            <text:p>-0.039291381835938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3]-[.B53])/2)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table:formula="of:=[.D53]" office:value-type="float" office:value="6.90625" calcext:value-type="float">
            <text:p>6.9063</text:p>
          </table:table-cell>
          <table:table-cell table:style-name="ce12" table:formula="of:=[.C53]" office:value-type="float" office:value="6.9375" calcext:value-type="float">
            <text:p>6.9375</text:p>
          </table:table-cell>
          <table:table-cell table:style-name="ce9" table:formula="of:=([.B54]+[.C54])/2" office:value-type="float" office:value="6.921875" calcext:value-type="float">
            <text:p>6.9219</text:p>
          </table:table-cell>
          <table:table-cell table:style-name="ce9" table:formula="of:=2*[.B54]*[.B54] - 15*[.B54] + 8" office:value-type="float" office:value="-0.201171875" calcext:value-type="float">
            <text:p>-0.2012</text:p>
          </table:table-cell>
          <table:table-cell table:style-name="ce9" table:formula="of:=2*[.D54]*[.D54] - 15*[.D54] + 8" office:value-type="float" office:value="-0.00341796875" calcext:value-type="float">
            <text:p>-0.0034</text:p>
          </table:table-cell>
          <table:table-cell table:style-name="ce4" table:formula="of:=2*[.C54]*[.C54] - 15*[.C54] + 8" office:value-type="float" office:value="0.1953125" calcext:value-type="float">
            <text:p>0.1953125</text:p>
          </table:table-cell>
          <table:table-cell table:style-name="ce16" table:formula="of:=[.E54]*[.F54]" office:value-type="float" office:value="0.000687599182128906" calcext:value-type="float">
            <text:p>0.001</text:p>
          </table:table-cell>
          <table:table-cell table:style-name="ce20" table:formula="of:=[.F54]*[.G54]" office:value-type="float" office:value="-0.000667572021484375" calcext:value-type="float">
            <text:p>-0.000667572021484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4]-[.B54])/2)" office:value-type="float" office:value="0.015625" calcext:value-type="float">
            <text:p>0.015625</text:p>
          </table:table-cell>
          <table:table-cell table:number-columns-repeated="10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table:formula="of:=[.D54]" office:value-type="float" office:value="6.921875" calcext:value-type="float">
            <text:p>6.9219</text:p>
          </table:table-cell>
          <table:table-cell table:style-name="ce12" table:formula="of:=[.C54]" office:value-type="float" office:value="6.9375" calcext:value-type="float">
            <text:p>6.9375</text:p>
          </table:table-cell>
          <table:table-cell table:style-name="ce9" table:formula="of:=([.B55]+[.C55])/2" office:value-type="float" office:value="6.9296875" calcext:value-type="float">
            <text:p>6.9297</text:p>
          </table:table-cell>
          <table:table-cell table:style-name="ce9" table:formula="of:=2*[.B55]*[.B55] - 15*[.B55] + 8" office:value-type="float" office:value="-0.00341796875" calcext:value-type="float">
            <text:p>-0.0034</text:p>
          </table:table-cell>
          <table:table-cell table:style-name="ce9" table:formula="of:=2*[.D55]*[.D55] - 15*[.D55] + 8" office:value-type="float" office:value="0.0958251953125" calcext:value-type="float">
            <text:p>0.0958</text:p>
          </table:table-cell>
          <table:table-cell table:style-name="ce4" table:formula="of:=2*[.C55]*[.C55] - 15*[.C55] + 8" office:value-type="float" office:value="0.1953125" calcext:value-type="float">
            <text:p>0.1953125</text:p>
          </table:table-cell>
          <table:table-cell table:style-name="ce18" table:formula="of:=[.E55]*[.F55]" office:value-type="float" office:value="-0.000327527523040771" calcext:value-type="float">
            <text:p>-0.0003</text:p>
          </table:table-cell>
          <table:table-cell table:style-name="ce4" table:formula="of:=[.F55]*[.G55]" office:value-type="float" office:value="0.0187158584594727" calcext:value-type="float">
            <text:p>0.018715858459473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5]-[.B55])/2)" office:value-type="float" office:value="0.0078125" calcext:value-type="float">
            <text:p>0.0078125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2" table:formula="of:=[.B55]" office:value-type="float" office:value="6.921875" calcext:value-type="float">
            <text:p>6.9219</text:p>
          </table:table-cell>
          <table:table-cell table:style-name="ce12" table:formula="of:=[.D55]" office:value-type="float" office:value="6.9296875" calcext:value-type="float">
            <text:p>6.9297</text:p>
          </table:table-cell>
          <table:table-cell table:style-name="ce9" table:formula="of:=([.B56]+[.C56])/2" office:value-type="float" office:value="6.92578125" calcext:value-type="float">
            <text:p>6.9258</text:p>
          </table:table-cell>
          <table:table-cell table:style-name="ce9" table:formula="of:=2*[.B56]*[.B56] - 15*[.B56] + 8" office:value-type="float" office:value="-0.00341796875" calcext:value-type="float">
            <text:p>-0.0034</text:p>
          </table:table-cell>
          <table:table-cell table:style-name="ce9" table:formula="of:=2*[.D56]*[.D56] - 15*[.D56] + 8" office:value-type="float" office:value="0.046173095703125" calcext:value-type="float">
            <text:p>0.0462</text:p>
          </table:table-cell>
          <table:table-cell table:style-name="ce4" table:formula="of:=2*[.C56]*[.C56] - 15*[.C56] + 8" office:value-type="float" office:value="0.0958251953125" calcext:value-type="float">
            <text:p>0.0958251953125</text:p>
          </table:table-cell>
          <table:table-cell table:style-name="ce18" table:formula="of:=[.E56]*[.F56]" office:value-type="float" office:value="-0.000157818198204041" calcext:value-type="float">
            <text:p>-0.0002</text:p>
          </table:table-cell>
          <table:table-cell table:style-name="ce4" table:formula="of:=[.F56]*[.G56]" office:value-type="float" office:value="0.00442454591393471" calcext:value-type="float">
            <text:p>0.004424545913935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6]-[.B56])/2)" office:value-type="float" office:value="0.00390625" calcext:value-type="float">
            <text:p>0.00390625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2" table:formula="of:=[.B56]" office:value-type="float" office:value="6.921875" calcext:value-type="float">
            <text:p>6.9219</text:p>
          </table:table-cell>
          <table:table-cell table:style-name="ce12" table:formula="of:=[.D56]" office:value-type="float" office:value="6.92578125" calcext:value-type="float">
            <text:p>6.9258</text:p>
          </table:table-cell>
          <table:table-cell table:style-name="ce9" table:formula="of:=([.B57]+[.C57])/2" office:value-type="float" office:value="6.923828125" calcext:value-type="float">
            <text:p>6.9238</text:p>
          </table:table-cell>
          <table:table-cell table:style-name="ce9" table:formula="of:=2*[.B57]*[.B57] - 15*[.B57] + 8" office:value-type="float" office:value="-0.00341796875" calcext:value-type="float">
            <text:p>-0.0034</text:p>
          </table:table-cell>
          <table:table-cell table:style-name="ce9" table:formula="of:=2*[.D57]*[.D57] - 15*[.D57] + 8" office:value-type="float" office:value="0.0213699340820312" calcext:value-type="float">
            <text:p>0.0214</text:p>
          </table:table-cell>
          <table:table-cell table:style-name="ce4" table:formula="of:=2*[.C57]*[.C57] - 15*[.C57] + 8" office:value-type="float" office:value="0.046173095703125" calcext:value-type="float">
            <text:p>0.046173095703125</text:p>
          </table:table-cell>
          <table:table-cell table:style-name="ce18" table:formula="of:=[.E57]*[.F57]" office:value-type="float" office:value="-0.0000730417668819427" calcext:value-type="float">
            <text:p>-0.0001</text:p>
          </table:table-cell>
          <table:table-cell table:style-name="ce4" table:formula="of:=[.F57]*[.G57]" office:value-type="float" office:value="0.000986716011539102" calcext:value-type="float">
            <text:p>0.000986716011539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7]-[.B57])/2)" office:value-type="float" office:value="0.001953125" calcext:value-type="float">
            <text:p>0.001953125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table:formula="of:=[.B57]" office:value-type="float" office:value="6.921875" calcext:value-type="float">
            <text:p>6.9219</text:p>
          </table:table-cell>
          <table:table-cell table:style-name="ce12" table:formula="of:=[.D57]" office:value-type="float" office:value="6.923828125" calcext:value-type="float">
            <text:p>6.9238</text:p>
          </table:table-cell>
          <table:table-cell table:style-name="ce9" table:formula="of:=([.B58]+[.C58])/2" office:value-type="float" office:value="6.9228515625" calcext:value-type="float">
            <text:p>6.9229</text:p>
          </table:table-cell>
          <table:table-cell table:style-name="ce9" table:formula="of:=2*[.B58]*[.B58] - 15*[.B58] + 8" office:value-type="float" office:value="-0.00341796875" calcext:value-type="float">
            <text:p>-0.0034</text:p>
          </table:table-cell>
          <table:table-cell table:style-name="ce9" table:formula="of:=2*[.D58]*[.D58] - 15*[.D58] + 8" office:value-type="float" office:value="0.00897407531738281" calcext:value-type="float">
            <text:p>0.0090</text:p>
          </table:table-cell>
          <table:table-cell table:style-name="ce4" table:formula="of:=2*[.C58]*[.C58] - 15*[.C58] + 8" office:value-type="float" office:value="0.0213699340820312" calcext:value-type="float">
            <text:p>0.021369934082031</text:p>
          </table:table-cell>
          <table:table-cell table:style-name="ce19" table:formula="of:=[.E58]*[.F58]" office:value-type="float" office:value="-0.0000306731089949608" calcext:value-type="float">
            <text:p>-0.00003</text:p>
          </table:table-cell>
          <table:table-cell table:style-name="ce4" table:formula="of:=[.F58]*[.G58]" office:value-type="float" office:value="0.000191775397979654" calcext:value-type="float">
            <text:p>0.00019177539798</text:p>
          </table:table-cell>
          <table:table-cell table:style-name="ce4" table:formula="of:=[.$B$3]" office:value-type="float" office:value="0.001" calcext:value-type="float">
            <text:p>0.001</text:p>
          </table:table-cell>
          <table:table-cell table:style-name="ce4" table:formula="of:=ABS(([.C58]-[.B58])/2)" office:value-type="float" office:value="0.0009765625" calcext:value-type="float">
            <text:p>0.0009765625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1" table:formula="of:=[.D58]" office:value-type="float" office:value="6.922851563" calcext:value-type="float">
            <text:p>6.923</text:p>
          </table:table-cell>
          <table:table-cell table:style-name="ce9" table:formula="of:=[.F58]" office:value-type="float" office:value="0.008974075317" calcext:value-type="float">
            <text:p>0.0090</text:p>
          </table:table-cell>
          <table:table-cell table:number-columns-repeated="102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2" table:style-name="ta2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exemplo 1 metodo da falsa posicao</text:p>
          </table:table-cell>
          <table:table-cell table:style-name="ce2" table:number-columns-repeated="2"/>
          <table:table-cell table:style-name="ce2">
            <draw:frame table:end-cell-address="Página2.J18" table:end-x="47.08pt" table:end-y="10.49pt" draw:z-index="0" draw:name="Chart 2" draw:style-name="gr1" draw:text-style-name="P1" svg:width="449.97pt" svg:height="278.22pt" svg:x="18pt" svg:y="0pt">
              <draw:object draw:notify-on-update-of-ranges="Página2.A7:Página2.A17 Página2.B6:Página2.B6 Página2.B7:Página2.B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2" office:value-type="string" calcext:value-type="string">
            <text:p>f(x) = <text:s/></text:p>
          </table:table-cell>
          <table:table-cell table:style-name="ce22" office:value-type="string" calcext:value-type="string">
            <text:p><text:s/>2*x² - 15x + 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olerancia ideal = 0,0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2*[.A7]*[.A7] - 15*[.A7] + 8" office:value-type="float" office:value="8" calcext:value-type="float">
            <text:p>8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2*[.A8]*[.A8] - 15*[.A8] + 8" office:value-type="float" office:value="-5" calcext:value-type="float">
            <text:p>-5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2*[.A9]*[.A9] - 15*[.A9] + 8" office:value-type="float" office:value="-14" calcext:value-type="float">
            <text:p>-14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2*[.A10]*[.A10] - 15*[.A10] + 8" office:value-type="float" office:value="-19" calcext:value-type="float">
            <text:p>-19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2*[.A11]*[.A11] - 15*[.A11] + 8" office:value-type="float" office:value="-20" calcext:value-type="float">
            <text:p>-2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2*[.A12]*[.A12] - 15*[.A12] + 8" office:value-type="float" office:value="-17" calcext:value-type="float">
            <text:p>-1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2*[.A13]*[.A13] - 15*[.A13] + 8" office:value-type="float" office:value="-10" calcext:value-type="float">
            <text:p>-1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2*[.A14]*[.A14] - 15*[.A14] + 8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2*[.A15]*[.A15] - 15*[.A15] + 8" office:value-type="float" office:value="16" calcext:value-type="float">
            <text:p>16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2*[.A16]*[.A16] - 15*[.A16] + 8" office:value-type="float" office:value="35" calcext:value-type="float">
            <text:p>35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2*[.A17]*[.A17] - 15*[.A17] + 8" office:value-type="float" office:value="58" calcext:value-type="float">
            <text:p>58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2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1) 1 raiz positiva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a0=</text:p>
          </table:table-cell>
          <table:table-cell table:style-name="ce4" table:formula="of:=[.A7]" office:value-type="float" office:value="0" calcext:value-type="float">
            <text:p>0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0=</text:p>
          </table:table-cell>
          <table:table-cell table:style-name="ce4" table:formula="of:=[.A8]" office:value-type="float" office:value="1" calcext:value-type="float">
            <text:p>1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[a, x_ns]]</text:p>
          </table:table-cell>
          <table:table-cell table:style-name="ce2" office:value-type="string" calcext:value-type="string">
            <text:p>[x_ns, b]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x_ns</text:p>
          </table:table-cell>
          <table:table-cell table:style-name="ce7" office:value-type="string" calcext:value-type="string">
            <text:p>f(x_ns)</text:p>
          </table:table-cell>
          <table:table-cell table:style-name="ce7" office:value-type="string" calcext:value-type="string">
            <text:p>f(a) * f(x_ns)</text:p>
          </table:table-cell>
          <table:table-cell table:style-name="ce7" office:value-type="string" calcext:value-type="string">
            <text:p>f(x_ns) * f(b)</text:p>
          </table:table-cell>
          <table:table-cell table:style-name="ce25" office:value-type="string" calcext:value-type="string">
            <text:p>e_ideal</text:p>
          </table:table-cell>
          <table:table-cell table:style-name="ce7" office:value-type="string" calcext:value-type="string">
            <text:p>e_real</text:p>
          </table:table-cell>
          <table:table-cell table:style-name="ce7" office:value-type="string" calcext:value-type="string">
            <text:p>Verificação 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2*[.B25]*[.B25] - 15*[.B25] + 8" office:value-type="float" office:value="8" calcext:value-type="float">
            <text:p>8</text:p>
          </table:table-cell>
          <table:table-cell table:style-name="ce4" table:formula="of:=2*[.C25]*[.C25] - 15*[.C25] + 8" office:value-type="float" office:value="-5" calcext:value-type="float">
            <text:p>-5</text:p>
          </table:table-cell>
          <table:table-cell table:style-name="ce4" table:formula="of:=([.B25]*[.E25] - [.C25] * [.D25])/([.E25] - [.D25])" office:value-type="float" office:value="0.615384615384615" calcext:value-type="float">
            <text:p>0.615384615384615</text:p>
          </table:table-cell>
          <table:table-cell table:style-name="ce4" table:formula="of:=2*[.F25]*[.F25] - 15*[.F25] + 8" office:value-type="float" office:value="-0.473372781065089" calcext:value-type="float">
            <text:p>-0.473372781065089</text:p>
          </table:table-cell>
          <table:table-cell table:style-name="ce24" table:formula="of:=[.G25] * [.D25]" office:value-type="float" office:value="-3.78698224852072" calcext:value-type="float">
            <text:p>-3.7870</text:p>
          </table:table-cell>
          <table:table-cell table:style-name="ce4" table:formula="of:=[.G25] * [.E25]" office:value-type="float" office:value="2.36686390532545" calcext:value-type="float">
            <text:p>2.36686390532545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5])" office:value-type="float" office:value="0.473372781065089" calcext:value-type="float">
            <text:p>0.473372781065089</text:p>
          </table:table-cell>
          <table:table-cell table:style-name="ce2" table:formula="of:=IF([.K24]&gt;[.J24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B25]" office:value-type="float" office:value="0" calcext:value-type="float">
            <text:p>0</text:p>
          </table:table-cell>
          <table:table-cell table:style-name="ce4" table:formula="of:=[.F25]" office:value-type="float" office:value="0.615384615384615" calcext:value-type="float">
            <text:p>0.615384615384615</text:p>
          </table:table-cell>
          <table:table-cell table:style-name="ce4" table:formula="of:=2*[.B26]*[.B26] - 15*[.B26] + 8" office:value-type="float" office:value="8" calcext:value-type="float">
            <text:p>8</text:p>
          </table:table-cell>
          <table:table-cell table:style-name="ce4" table:formula="of:=2*[.C26]*[.C26] - 15*[.C26] + 8" office:value-type="float" office:value="-0.473372781065089" calcext:value-type="float">
            <text:p>-0.473372781065089</text:p>
          </table:table-cell>
          <table:table-cell table:style-name="ce4" table:formula="of:=([.B26]*[.E26] - [.C26] * [.D26])/([.E26] - [.D26])" office:value-type="float" office:value="0.581005586592179" calcext:value-type="float">
            <text:p>0.581005586592179</text:p>
          </table:table-cell>
          <table:table-cell table:style-name="ce4" table:formula="of:=2*[.F26]*[.F26] - 15*[.F26] + 8" office:value-type="float" office:value="-0.039948815580038" calcext:value-type="float">
            <text:p>-0.039948815580038</text:p>
          </table:table-cell>
          <table:table-cell table:style-name="ce24" table:formula="of:=[.G26] * [.D26]" office:value-type="float" office:value="-0.319590524640304" calcext:value-type="float">
            <text:p>-0.3196</text:p>
          </table:table-cell>
          <table:table-cell table:style-name="ce4" table:formula="of:=[.G26] * [.E26]" office:value-type="float" office:value="0.018910681931379" calcext:value-type="float">
            <text:p>0.018910681931379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6])" office:value-type="float" office:value="0.039948815580038" calcext:value-type="float">
            <text:p>0.039948815580038</text:p>
          </table:table-cell>
          <table:table-cell table:style-name="ce2" table:formula="of:=IF([.K25]&gt;[.J25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B26]" office:value-type="float" office:value="0" calcext:value-type="float">
            <text:p>0</text:p>
          </table:table-cell>
          <table:table-cell table:style-name="ce4" table:formula="of:=[.F26]" office:value-type="float" office:value="0.581005586592179" calcext:value-type="float">
            <text:p>0.581005586592179</text:p>
          </table:table-cell>
          <table:table-cell table:style-name="ce4" table:formula="of:=2*[.B27]*[.B27] - 15*[.B27] + 8" office:value-type="float" office:value="8" calcext:value-type="float">
            <text:p>8</text:p>
          </table:table-cell>
          <table:table-cell table:style-name="ce4" table:formula="of:=2*[.C27]*[.C27] - 15*[.C27] + 8" office:value-type="float" office:value="-0.039948815580038" calcext:value-type="float">
            <text:p>-0.039948815580038</text:p>
          </table:table-cell>
          <table:table-cell table:style-name="ce4" table:formula="of:=([.B27]*[.E27] - [.C27] * [.D27])/([.E27] - [.D27])" office:value-type="float" office:value="0.578118691966088" calcext:value-type="float">
            <text:p>0.578118691966088</text:p>
          </table:table-cell>
          <table:table-cell table:style-name="ce4" table:formula="of:=2*[.F27]*[.F27] - 15*[.F27] + 8" office:value-type="float" office:value="-0.00333793549015837" calcext:value-type="float">
            <text:p>-0.003337935490158</text:p>
          </table:table-cell>
          <table:table-cell table:style-name="ce24" table:formula="of:=[.G27] * [.D27]" office:value-type="float" office:value="-0.026703483921267" calcext:value-type="float">
            <text:p>-0.0267</text:p>
          </table:table-cell>
          <table:table-cell table:style-name="ce4" table:formula="of:=[.G27] * [.E27]" office:value-type="float" office:value="0.000133346569314401" calcext:value-type="float">
            <text:p>0.000133346569314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7])" office:value-type="float" office:value="0.00333793549015837" calcext:value-type="float">
            <text:p>0.003337935490158</text:p>
          </table:table-cell>
          <table:table-cell table:style-name="ce2" table:formula="of:=IF([.K26]&gt;[.J26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formula="of:=[.B27]" office:value-type="float" office:value="0" calcext:value-type="float">
            <text:p>0</text:p>
          </table:table-cell>
          <table:table-cell table:style-name="ce2" table:formula="of:=[.F27]" office:value-type="float" office:value="0.578118691966088" calcext:value-type="float">
            <text:p>0.578118691966088</text:p>
          </table:table-cell>
          <table:table-cell table:style-name="ce4" table:formula="of:=2*[.B28]*[.B28] - 15*[.B28] + 8" office:value-type="float" office:value="8" calcext:value-type="float">
            <text:p>8</text:p>
          </table:table-cell>
          <table:table-cell table:style-name="ce4" table:formula="of:=2*[.C28]*[.C28] - 15*[.C28] + 8" office:value-type="float" office:value="-0.00333793549015837" calcext:value-type="float">
            <text:p>-0.003337935490158</text:p>
          </table:table-cell>
          <table:table-cell table:style-name="ce4" table:formula="of:=([.B28]*[.E28] - [.C28] * [.D28])/([.E28] - [.D28])" office:value-type="float" office:value="0.577877577206847" calcext:value-type="float">
            <text:p>0.577877577206847</text:p>
          </table:table-cell>
          <table:table-cell table:style-name="ce4" table:formula="of:=2*[.F28]*[.F28] - 15*[.F28] + 8" office:value-type="float" office:value="-0.000278669625798145" calcext:value-type="float">
            <text:p>-0.000278669625798</text:p>
          </table:table-cell>
          <table:table-cell table:style-name="ce24" table:formula="of:=[.G28] * [.D28]" office:value-type="float" office:value="-0.00222935700638516" calcext:value-type="float">
            <text:p>-0.0022</text:p>
          </table:table-cell>
          <table:table-cell table:style-name="ce4" table:formula="of:=[.G28] * [.E28]" office:value-type="float" office:value="0.00000093018123398078" calcext:value-type="float">
            <text:p>9.3018123398078E-07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8])" office:value-type="float" office:value="0.000278669625798145" calcext:value-type="float">
            <text:p>0.000278669625798</text:p>
          </table:table-cell>
          <table:table-cell table:style-name="ce2" table:formula="of:=IF([.K27]&gt;[.J27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table:formula="of:=[.B28]" office:value-type="float" office:value="0" calcext:value-type="float">
            <text:p>0</text:p>
          </table:table-cell>
          <table:table-cell table:style-name="ce2" table:formula="of:=[.F28]" office:value-type="float" office:value="0.577877577206847" calcext:value-type="float">
            <text:p>0.577877577206847</text:p>
          </table:table-cell>
          <table:table-cell table:style-name="ce4" table:formula="of:=2*[.B29]*[.B29] - 15*[.B29] + 8" office:value-type="float" office:value="8" calcext:value-type="float">
            <text:p>8</text:p>
          </table:table-cell>
          <table:table-cell table:style-name="ce4" table:formula="of:=2*[.C29]*[.C29] - 15*[.C29] + 8" office:value-type="float" office:value="-0.000278669625798145" calcext:value-type="float">
            <text:p>-0.000278669625798</text:p>
          </table:table-cell>
          <table:table-cell table:style-name="ce4" table:formula="of:=([.B29]*[.E29] - [.C29] * [.D29])/([.E29] - [.D29])" office:value-type="float" office:value="0.577857448291987" calcext:value-type="float">
            <text:p>0.577857448291987</text:p>
          </table:table-cell>
          <table:table-cell table:style-name="ce4" table:formula="of:=2*[.F29]*[.F29] - 15*[.F29] + 8" office:value-type="float" office:value="-0.000023263286756503" calcext:value-type="float">
            <text:p>-2.3263286756503E-05</text:p>
          </table:table-cell>
          <table:table-cell table:style-name="ce24" table:formula="of:=[.G29] * [.D29]" office:value-type="float" office:value="-0.000186106294052024" calcext:value-type="float">
            <text:p>-0.0002</text:p>
          </table:table-cell>
          <table:table-cell table:style-name="ce4" table:formula="of:=[.G29] * [.E29]" office:value-type="float" office:value="0.00000000648277141526963" calcext:value-type="float">
            <text:p>6.48277141526963E-09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29])" office:value-type="float" office:value="0.000023263286756503" calcext:value-type="float">
            <text:p>2.3263286756503E-05</text:p>
          </table:table-cell>
          <table:table-cell table:style-name="ce2" table:formula="of:=IF([.K28]&gt;[.J28];&quot;MAIS UM PASSO&quot;; &quot;FIM&quot;)" office:value-type="string" office:string-value="FIM" calcext:value-type="string">
            <text:p>FIM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11" table:formula="of:=[.F29]" office:value-type="float" office:value="0.577857448291987" calcext:value-type="float">
            <text:p>0.578</text:p>
          </table:table-cell>
          <table:table-cell table:style-name="ce23" table:formula="of:=[.G29]" office:value-type="float" office:value="-0.000023263286756503" calcext:value-type="float">
            <text:p>-0.00002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2 raiz positiva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a0=</text:p>
          </table:table-cell>
          <table:table-cell table:style-name="ce4" table:formula="of:=[.A13]" office:value-type="float" office:value="6" calcext:value-type="float">
            <text:p>6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0=</text:p>
          </table:table-cell>
          <table:table-cell table:style-name="ce4" table:formula="of:=[.A14]" office:value-type="float" office:value="7" calcext:value-type="float">
            <text:p>7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2" office:value-type="string" calcext:value-type="string">
            <text:p>[a, x_ns]]</text:p>
          </table:table-cell>
          <table:table-cell table:style-name="ce2" office:value-type="string" calcext:value-type="string">
            <text:p>[x_ns, b]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f(a)</text:p>
          </table:table-cell>
          <table:table-cell table:style-name="ce7" office:value-type="string" calcext:value-type="string">
            <text:p>f(b)</text:p>
          </table:table-cell>
          <table:table-cell table:style-name="ce7" office:value-type="string" calcext:value-type="string">
            <text:p>x_ns</text:p>
          </table:table-cell>
          <table:table-cell table:style-name="ce7" office:value-type="string" calcext:value-type="string">
            <text:p>f(x_ns)</text:p>
          </table:table-cell>
          <table:table-cell table:style-name="ce7" office:value-type="string" calcext:value-type="string">
            <text:p>f(a) * f(x_ns)</text:p>
          </table:table-cell>
          <table:table-cell table:style-name="ce7" office:value-type="string" calcext:value-type="string">
            <text:p>f(x_ns) * f(b)</text:p>
          </table:table-cell>
          <table:table-cell table:style-name="ce25" office:value-type="string" calcext:value-type="string">
            <text:p>e_ideal</text:p>
          </table:table-cell>
          <table:table-cell table:style-name="ce7" office:value-type="string" calcext:value-type="string">
            <text:p>e_real</text:p>
          </table:table-cell>
          <table:table-cell table:style-name="ce7" office:value-type="string" calcext:value-type="string">
            <text:p>Verificação 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formula="of:=[.B38]" office:value-type="float" office:value="6" calcext:value-type="float">
            <text:p>6</text:p>
          </table:table-cell>
          <table:table-cell table:style-name="ce4" table:formula="of:=[.B39]" office:value-type="float" office:value="7" calcext:value-type="float">
            <text:p>7</text:p>
          </table:table-cell>
          <table:table-cell table:style-name="ce4" table:formula="of:=2*[.B42]*[.B42] - 15*[.B42] + 8" office:value-type="float" office:value="-10" calcext:value-type="float">
            <text:p>-10</text:p>
          </table:table-cell>
          <table:table-cell table:style-name="ce4" table:formula="of:=2*[.C42]*[.C42] - 15*[.C42] + 8" office:value-type="float" office:value="1" calcext:value-type="float">
            <text:p>1</text:p>
          </table:table-cell>
          <table:table-cell table:style-name="ce4" table:formula="of:=([.B42]*[.E42] - [.C42] * [.D42])/([.E42] - [.D42])" office:value-type="float" office:value="6.90909090909091" calcext:value-type="float">
            <text:p>6.90909090909091</text:p>
          </table:table-cell>
          <table:table-cell table:style-name="ce4" table:formula="of:=2*[.F42]*[.F42] - 15*[.F42] + 8" office:value-type="float" office:value="-0.165289256198349" calcext:value-type="float">
            <text:p>-0.165289256198349</text:p>
          </table:table-cell>
          <table:table-cell table:style-name="ce24" table:formula="of:=[.G42] * [.D42]" office:value-type="float" office:value="1.65289256198349" calcext:value-type="float">
            <text:p>1.6529</text:p>
          </table:table-cell>
          <table:table-cell table:style-name="ce4" table:formula="of:=[.G42] * [.E42]" office:value-type="float" office:value="-0.165289256198349" calcext:value-type="float">
            <text:p>-0.165289256198349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2])" office:value-type="float" office:value="0.165289256198349" calcext:value-type="float">
            <text:p>0.165289256198349</text:p>
          </table:table-cell>
          <table:table-cell table:style-name="ce2" table:formula="of:=IF([.K41]&gt;[.J41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[.B42]" office:value-type="float" office:value="6" calcext:value-type="float">
            <text:p>6</text:p>
          </table:table-cell>
          <table:table-cell table:style-name="ce4" table:formula="of:=[.F42]" office:value-type="float" office:value="6.90909090909091" calcext:value-type="float">
            <text:p>6.90909090909091</text:p>
          </table:table-cell>
          <table:table-cell table:style-name="ce4" table:formula="of:=2*[.B43]*[.B43] - 15*[.B43] + 8" office:value-type="float" office:value="-10" calcext:value-type="float">
            <text:p>-10</text:p>
          </table:table-cell>
          <table:table-cell table:style-name="ce4" table:formula="of:=2*[.C43]*[.C43] - 15*[.C43] + 8" office:value-type="float" office:value="-0.165289256198349" calcext:value-type="float">
            <text:p>-0.165289256198349</text:p>
          </table:table-cell>
          <table:table-cell table:style-name="ce4" table:formula="of:=([.B43]*[.E43] - [.C43] * [.D43])/([.E43] - [.D43])" office:value-type="float" office:value="6.92436974789916" calcext:value-type="float">
            <text:p>6.92436974789916</text:p>
          </table:table-cell>
          <table:table-cell table:style-name="ce4" table:formula="of:=2*[.F43]*[.F43] - 15*[.F43] + 8" office:value-type="float" office:value="0.0282465927547548" calcext:value-type="float">
            <text:p>0.028246592754755</text:p>
          </table:table-cell>
          <table:table-cell table:style-name="ce24" table:formula="of:=[.G43] * [.D43]" office:value-type="float" office:value="-0.282465927547548" calcext:value-type="float">
            <text:p>-0.2825</text:p>
          </table:table-cell>
          <table:table-cell table:style-name="ce4" table:formula="of:=[.G43] * [.E43]" office:value-type="float" office:value="-0.00466885830657111" calcext:value-type="float">
            <text:p>-0.004668858306571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3])" office:value-type="float" office:value="0.0282465927547548" calcext:value-type="float">
            <text:p>0.028246592754755</text:p>
          </table:table-cell>
          <table:table-cell table:style-name="ce2" table:formula="of:=IF([.K42]&gt;[.J42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[.B43]" office:value-type="float" office:value="6" calcext:value-type="float">
            <text:p>6</text:p>
          </table:table-cell>
          <table:table-cell table:style-name="ce4" table:formula="of:=[.F43]" office:value-type="float" office:value="6.92436974789916" calcext:value-type="float">
            <text:p>6.92436974789916</text:p>
          </table:table-cell>
          <table:table-cell table:style-name="ce4" table:formula="of:=2*[.B44]*[.B44] - 15*[.B44] + 8" office:value-type="float" office:value="-10" calcext:value-type="float">
            <text:p>-10</text:p>
          </table:table-cell>
          <table:table-cell table:style-name="ce4" table:formula="of:=2*[.C44]*[.C44] - 15*[.C44] + 8" office:value-type="float" office:value="0.0282465927547548" calcext:value-type="float">
            <text:p>0.028246592754755</text:p>
          </table:table-cell>
          <table:table-cell table:style-name="ce4" table:formula="of:=([.B44]*[.E44] - [.C44] * [.D44])/([.E44] - [.D44])" office:value-type="float" office:value="6.92176607281177" calcext:value-type="float">
            <text:p>6.92176607281177</text:p>
          </table:table-cell>
          <table:table-cell table:style-name="ce4" table:formula="of:=2*[.F44]*[.F44] - 15*[.F44] + 8" office:value-type="float" office:value="-0.00479995872034067" calcext:value-type="float">
            <text:p>-0.004799958720341</text:p>
          </table:table-cell>
          <table:table-cell table:style-name="ce24" table:formula="of:=[.G44] * [.D44]" office:value-type="float" office:value="0.0479995872034067" calcext:value-type="float">
            <text:p>0.0480</text:p>
          </table:table-cell>
          <table:table-cell table:style-name="ce4" table:formula="of:=[.G44] * [.E44]" office:value-type="float" office:value="-0.000135582479213097" calcext:value-type="float">
            <text:p>-0.000135582479213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4])" office:value-type="float" office:value="0.00479995872034067" calcext:value-type="float">
            <text:p>0.004799958720341</text:p>
          </table:table-cell>
          <table:table-cell table:style-name="ce2" table:formula="of:=IF([.K43]&gt;[.J43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formula="of:=[.B44]" office:value-type="float" office:value="6" calcext:value-type="float">
            <text:p>6</text:p>
          </table:table-cell>
          <table:table-cell table:style-name="ce2" table:formula="of:=[.F44]" office:value-type="float" office:value="6.92176607281177" calcext:value-type="float">
            <text:p>6.92176607281177</text:p>
          </table:table-cell>
          <table:table-cell table:style-name="ce4" table:formula="of:=2*[.B45]*[.B45] - 15*[.B45] + 8" office:value-type="float" office:value="-10" calcext:value-type="float">
            <text:p>-10</text:p>
          </table:table-cell>
          <table:table-cell table:style-name="ce4" table:formula="of:=2*[.C45]*[.C45] - 15*[.C45] + 8" office:value-type="float" office:value="-0.00479995872034067" calcext:value-type="float">
            <text:p>-0.004799958720341</text:p>
          </table:table-cell>
          <table:table-cell table:style-name="ce4" table:formula="of:=([.B45]*[.E45] - [.C45] * [.D45])/([.E45] - [.D45])" office:value-type="float" office:value="6.92220872919494" calcext:value-type="float">
            <text:p>6.92220872919494</text:p>
          </table:table-cell>
          <table:table-cell table:style-name="ce4" table:formula="of:=2*[.F45]*[.F45] - 15*[.F45] + 8" office:value-type="float" office:value="0.000816443161184566" calcext:value-type="float">
            <text:p>0.000816443161185</text:p>
          </table:table-cell>
          <table:table-cell table:style-name="ce24" table:formula="of:=[.G45] * [.D45]" office:value-type="float" office:value="-0.00816443161184566" calcext:value-type="float">
            <text:p>-0.0082</text:p>
          </table:table-cell>
          <table:table-cell table:style-name="ce4" table:formula="of:=[.G45] * [.E45]" office:value-type="float" office:value="-0.00000391889347119036" calcext:value-type="float">
            <text:p>-3.91889347119036E-06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5])" office:value-type="float" office:value="0.000816443161184566" calcext:value-type="float">
            <text:p>0.000816443161185</text:p>
          </table:table-cell>
          <table:table-cell table:style-name="ce2" table:formula="of:=IF([.K44]&gt;[.J44];&quot;MAIS UM PASSO&quot;; &quot;FIM&quot;)" office:value-type="string" office:string-value="MAIS UM PASSO" calcext:value-type="string">
            <text:p>MAIS UM PASSO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table:formula="of:=[.B45]" office:value-type="float" office:value="6" calcext:value-type="float">
            <text:p>6</text:p>
          </table:table-cell>
          <table:table-cell table:style-name="ce2" table:formula="of:=[.F45]" office:value-type="float" office:value="6.92220872919494" calcext:value-type="float">
            <text:p>6.92220872919494</text:p>
          </table:table-cell>
          <table:table-cell table:style-name="ce4" table:formula="of:=2*[.B46]*[.B46] - 15*[.B46] + 8" office:value-type="float" office:value="-10" calcext:value-type="float">
            <text:p>-10</text:p>
          </table:table-cell>
          <table:table-cell table:style-name="ce4" table:formula="of:=2*[.C46]*[.C46] - 15*[.C46] + 8" office:value-type="float" office:value="0.000816443161184566" calcext:value-type="float">
            <text:p>0.000816443161185</text:p>
          </table:table-cell>
          <table:table-cell table:style-name="ce4" table:formula="of:=([.B46]*[.E46] - [.C46] * [.D46])/([.E46] - [.D46])" office:value-type="float" office:value="6.92213344224068" calcext:value-type="float">
            <text:p>6.92213344224068</text:p>
          </table:table-cell>
          <table:table-cell table:style-name="ce4" table:formula="of:=2*[.F46]*[.F46] - 15*[.F46] + 8" office:value-type="float" office:value="-0.000138849236591909" calcext:value-type="float">
            <text:p>-0.000138849236592</text:p>
          </table:table-cell>
          <table:table-cell table:style-name="ce24" table:formula="of:=[.G46] * [.D46]" office:value-type="float" office:value="0.00138849236591909" calcext:value-type="float">
            <text:p>0.0014</text:p>
          </table:table-cell>
          <table:table-cell table:style-name="ce4" table:formula="of:=[.G46] * [.E46]" office:value-type="float" office:value="-0.000000113362509651162" calcext:value-type="float">
            <text:p>-1.13362509651162E-07</text:p>
          </table:table-cell>
          <table:table-cell table:style-name="ce4" table:formula="of:=[.$B$4]" office:value-type="float" office:value="0.001" calcext:value-type="float">
            <text:p>0.001</text:p>
          </table:table-cell>
          <table:table-cell table:style-name="ce4" table:formula="of:=ABS([.G46])" office:value-type="float" office:value="0.000138849236591909" calcext:value-type="float">
            <text:p>0.000138849236592</text:p>
          </table:table-cell>
          <table:table-cell table:style-name="ce2" table:formula="of:=IF([.K45]&gt;[.J45];&quot;MAIS UM PASSO&quot;; &quot;FIM&quot;)" office:value-type="string" office:string-value="FIM" calcext:value-type="string">
            <text:p>FIM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RESPOST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/>
          <table:table-cell table:style-name="ce11" table:formula="of:=[.F46]" office:value-type="float" office:value="6.92213344224068" calcext:value-type="float">
            <text:p>6.922</text:p>
          </table:table-cell>
          <table:table-cell table:style-name="ce9" table:formula="of:=[.G46]" office:value-type="float" office:value="-0.000138849236591909" calcext:value-type="float">
            <text:p>-0.0001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 table:number-rows-repeated="950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ópia de Página3" table:style-name="ta3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exercicio 4</text:p>
          </table:table-cell>
          <table:table-cell table:style-name="ce2" office:value-type="string" calcext:value-type="string">
            <text:p>resolucao de equacoes polinomiais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table:number-columns-repeated="4"/>
          <table:table-cell table:style-name="ce2">
            <draw:frame table:end-cell-address="'Cópia de Página3'.K19" table:end-x="41.81pt" table:end-y="10.49pt" draw:z-index="0" draw:name="Chart 3" draw:style-name="gr1" draw:text-style-name="P1" svg:width="449.97pt" svg:height="278.22pt" svg:x="12.76pt" svg:y="0.03pt">
              <draw:object draw:notify-on-update-of-ranges="'Cópia de Página3'.A9:'Cópia de Página3'.A19 'Cópia de Página3'.B9:'Cópia de Página3'.B1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6" office:value-type="string" calcext:value-type="string">
            <text:p>P(x)=</text:p>
          </table:table-cell>
          <table:table-cell table:style-name="ce26" office:value-type="string" calcext:value-type="string">
            <text:p>2x3 – 5x2 – 35x + 7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6" office:value-type="string" calcext:value-type="string">
            <text:p>e_ideal</text:p>
          </table:table-cell>
          <table:table-cell table:style-name="ce36" office:value-type="float" office:value="0.001" calcext:value-type="float">
            <text:p>0.001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p(x)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table:formula="of:=2*pow([.A9];3) - 5*pow([.A9];2)-35*[.A9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table:formula="of:=2*pow([.A10];3) - 5*pow([.A10];2)-35*[.A10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formula="of:=2*pow([.A11];3) - 5*pow([.A11];2)-35*[.A11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formula="of:=2*pow([.A12];3) - 5*pow([.A12];2)-35*[.A12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2*pow([.A13];3) - 5*pow([.A13];2)-35*[.A13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0" table:formula="of:=2*pow([.A14];3) - 5*pow([.A14];2)-35*[.A14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table:formula="of:=2*pow([.A15];3) - 5*pow([.A15];2)-35*[.A15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2*pow([.A16];3) - 5*pow([.A16];2)-35*[.A16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2*pow([.A17];3) - 5*pow([.A17];2)-35*[.A17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formula="of:=2*pow([.A18];3) - 5*pow([.A18];2)-35*[.A18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formula="of:=2*pow([.A19];3) - 5*pow([.A19];2)-35*[.A19] + 7" office:value-type="string" office:string-value="" calcext:value-type="error">
            <text:p>#NAME?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coeficientes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7" office:value-type="string" calcext:value-type="string">
            <text:p>a3</text:p>
          </table:table-cell>
          <table:table-cell table:style-name="ce27" office:value-type="string" calcext:value-type="string">
            <text:p>a2</text:p>
          </table:table-cell>
          <table:table-cell table:style-name="ce27" office:value-type="string" calcext:value-type="string">
            <text:p>a1</text:p>
          </table:table-cell>
          <table:table-cell table:style-name="ce27" office:value-type="string" calcext:value-type="string">
            <text:p>a0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35" calcext:value-type="float">
            <text:p>-35</text:p>
          </table:table-cell>
          <table:table-cell table:style-name="ce4" table:formula="of:=7" office:value-type="float" office:value="7" calcext:value-type="float">
            <text:p>7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7" office:value-type="string" calcext:value-type="string">
            <text:p>Passo 1</text:p>
          </table:table-cell>
          <table:table-cell table:style-name="ce7" office:value-type="string" calcext:value-type="string">
            <text:p>xi=x1</text:p>
          </table:table-cell>
          <table:table-cell table:style-name="ce20" table:formula="of:=([.A14]+[.A15])/2" office:value-type="float" office:value="5.5" calcext:value-type="float">
            <text:p>5.5</text:p>
          </table:table-cell>
          <table:table-cell table:style-name="ce7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1" office:value-type="string" calcext:value-type="string">
            <text:p>b3</text:p>
          </table:table-cell>
          <table:table-cell table:style-name="ce21" office:value-type="string" calcext:value-type="string">
            <text:p>b2</text:p>
          </table:table-cell>
          <table:table-cell table:style-name="ce21" office:value-type="string" calcext:value-type="string">
            <text:p>b1</text:p>
          </table:table-cell>
          <table:table-cell table:style-name="ce21" office:value-type="string" calcext:value-type="string">
            <text:p>b0 = p(x_i)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4" table:formula="of:=[.A24]" office:value-type="float" office:value="2" calcext:value-type="float">
            <text:p>2</text:p>
          </table:table-cell>
          <table:table-cell table:style-name="ce4" table:formula="of:=[.B24]+ [.A28]*[.$C$26]" office:value-type="float" office:value="6" calcext:value-type="float">
            <text:p>6</text:p>
          </table:table-cell>
          <table:table-cell table:style-name="ce4" table:formula="of:=[.C24]+[.B28]*[.$C$26]" office:value-type="float" office:value="-2" calcext:value-type="float">
            <text:p>-2</text:p>
          </table:table-cell>
          <table:table-cell table:style-name="ce4" table:formula="of:=2*[.C26]^3 - 5*[.C26]^2 - 35*[.C26] + 7" office:value-type="float" office:value="-4" calcext:value-type="float">
            <text:p>-4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c1 = p'(x_i)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4" table:formula="of:=[.A28]" office:value-type="float" office:value="2" calcext:value-type="float">
            <text:p>2</text:p>
          </table:table-cell>
          <table:table-cell table:style-name="ce4" table:formula="of:=[.B28]+[.A31]*[.$C$26]" office:value-type="float" office:value="17" calcext:value-type="float">
            <text:p>17</text:p>
          </table:table-cell>
          <table:table-cell table:style-name="ce4" table:formula="of:=6*[.C26]^2 - 10*[.C26] - 35" office:value-type="float" office:value="91.5" calcext:value-type="float">
            <text:p>91.5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4" office:value-type="string" calcext:value-type="string">
            <text:p>|x_i+1 – x_i|</text:p>
          </table:table-cell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0" table:formula="of:=[.C26]" office:value-type="float" office:value="5.5" calcext:value-type="float">
            <text:p>5.5</text:p>
          </table:table-cell>
          <table:table-cell table:style-name="ce37" table:formula="of:=[.D28]" office:value-type="float" office:value="-4" calcext:value-type="float">
            <text:p>-4</text:p>
          </table:table-cell>
          <table:table-cell table:style-name="ce41" table:formula="of:=[.C31]" office:value-type="float" office:value="91.5" calcext:value-type="float">
            <text:p>91.5</text:p>
          </table:table-cell>
          <table:table-cell table:style-name="ce46" table:formula="of:=[.A34]-[.B34]/[.C34]" office:value-type="float" office:value="5.543715847" calcext:value-type="float">
            <text:p>5.5437</text:p>
          </table:table-cell>
          <table:table-cell table:style-name="ce50" table:formula="of:=[.B5]" office:value-type="float" office:value="0.001" calcext:value-type="float">
            <text:p>0.001</text:p>
          </table:table-cell>
          <table:table-cell table:style-name="ce53" table:formula="of:=ABS([.D34]-[.A34])" office:value-type="float" office:value="0.04371584699" calcext:value-type="float">
            <text:p>0.0437</text:p>
          </table:table-cell>
          <table:table-cell table:style-name="ce52" table:formula="of:=IF([.F34]&lt;[.E34]; &quot;Fim&quot;;&quot;mais um passo&quot;)" office:value-type="string" office:string-value="mais um passo" calcext:value-type="string">
            <text:p>mais um passo</text:p>
          </table:table-cell>
          <table:table-cell table:style-name="ce2" table:number-columns-repeated="3"/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1" office:value-type="string" calcext:value-type="string">
            <text:p>Passo 2</text:p>
          </table:table-cell>
          <table:table-cell table:style-name="ce38" office:value-type="string" calcext:value-type="string">
            <text:p>x_i=x2=</text:p>
          </table:table-cell>
          <table:table-cell table:style-name="ce42" table:formula="of:=[.D34]" office:value-type="float" office:value="5.543715847" calcext:value-type="float">
            <text:p>5.5437</text:p>
          </table:table-cell>
          <table:table-cell table:style-name="ce2" table:number-columns-repeated="7"/>
          <table:table-cell table:number-columns-repeated="1014"/>
        </table:table-row>
        <table:table-row table:style-name="ro1">
          <table:table-cell table:style-name="ce32" office:value-type="string" calcext:value-type="string">
            <text:p>b3</text:p>
          </table:table-cell>
          <table:table-cell table:style-name="ce32" office:value-type="string" calcext:value-type="string">
            <text:p>b2</text:p>
          </table:table-cell>
          <table:table-cell table:style-name="ce32" office:value-type="string" calcext:value-type="string">
            <text:p>b1</text:p>
          </table:table-cell>
          <table:table-cell table:style-name="ce32" office:value-type="string" calcext:value-type="string">
            <text:p>b0=P(x_i)</text:p>
          </table:table-cell>
          <table:table-cell table:style-name="ce51"/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33" table:formula="of:=[.$A$24]" office:value-type="float" office:value="2" calcext:value-type="float">
            <text:p>2</text:p>
          </table:table-cell>
          <table:table-cell table:style-name="ce39" table:formula="of:=[.B$24]+[.A39]*[.$C$37]" office:value-type="float" office:value="6.087431694" calcext:value-type="float">
            <text:p>6.0874</text:p>
          </table:table-cell>
          <table:table-cell table:style-name="ce39" table:formula="of:=[.C$24]+[.B39]*[.$C$37]" office:value-type="float" office:value="-1.25300845044215" calcext:value-type="float">
            <text:p>-1.2530</text:p>
          </table:table-cell>
          <table:table-cell table:style-name="ce39" table:formula="of:=2*[.C37]^3 - 5*[.C37]^2 - 35*[.C37] + 7" office:value-type="float" office:value="0.05367719635" calcext:value-type="float">
            <text:p>0.0537</text:p>
          </table:table-cell>
          <table:table-cell table:style-name="ce48"/>
          <table:table-cell table:style-name="ce2" table:number-columns-repeated="5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4" office:value-type="string" calcext:value-type="string">
            <text:p>c3</text:p>
          </table:table-cell>
          <table:table-cell table:style-name="ce34" office:value-type="string" calcext:value-type="string">
            <text:p>c2</text:p>
          </table:table-cell>
          <table:table-cell table:style-name="ce34" office:value-type="string" calcext:value-type="string">
            <text:p>c1 = P’(x_i)</text:p>
          </table:table-cell>
          <table:table-cell table:style-name="ce47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33" table:formula="of:=[.A39]" office:value-type="float" office:value="2" calcext:value-type="float">
            <text:p>2</text:p>
          </table:table-cell>
          <table:table-cell table:style-name="ce39" table:formula="of:=[.B39]+[.A42]*[.$C$37]" office:value-type="float" office:value="17.17486339" calcext:value-type="float">
            <text:p>17.1749</text:p>
          </table:table-cell>
          <table:table-cell table:style-name="ce39" table:formula="of:=6*[.C37]^2 - 10*[.C37] - 35" office:value-type="float" office:value="93.95955388" calcext:value-type="float">
            <text:p>93.9596</text:p>
          </table:table-cell>
          <table:table-cell table:style-name="ce48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9" office:value-type="string" calcext:value-type="string">
            <text:p>x_i</text:p>
          </table:table-cell>
          <table:table-cell table:style-name="ce32" office:value-type="string" calcext:value-type="string">
            <text:p>b0=P(x_i)</text:p>
          </table:table-cell>
          <table:table-cell table:style-name="ce34" office:value-type="string" calcext:value-type="string">
            <text:p>c1=P’(x_i)</text:p>
          </table:table-cell>
          <table:table-cell table:style-name="ce45" office:value-type="string" calcext:value-type="string">
            <text:p>x_i+1</text:p>
          </table:table-cell>
          <table:table-cell table:style-name="ce49" office:value-type="string" calcext:value-type="string">
            <text:p>e_ideal</text:p>
          </table:table-cell>
          <table:table-cell table:style-name="ce52" office:value-type="string" calcext:value-type="string">
            <text:p>e_real</text:p>
          </table:table-cell>
          <table:table-cell table:style-name="ce52" office:value-type="string" calcext:value-type="string">
            <text:p>Anali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5" table:formula="of:=[.C37]" office:value-type="float" office:value="5.543715847" calcext:value-type="float">
            <text:p>5.5437</text:p>
          </table:table-cell>
          <table:table-cell table:style-name="ce40" table:formula="of:=[.D39]" office:value-type="float" office:value="0.05367719635" calcext:value-type="float">
            <text:p>0.0537</text:p>
          </table:table-cell>
          <table:table-cell table:style-name="ce43" table:formula="of:=[.C42]" office:value-type="float" office:value="93.95955388" calcext:value-type="float">
            <text:p>93.9596</text:p>
          </table:table-cell>
          <table:table-cell table:style-name="ce46" table:formula="of:=[.A45]-[.B45]/[.C45]" office:value-type="float" office:value="5.543144567" calcext:value-type="float">
            <text:p>5.5431</text:p>
          </table:table-cell>
          <table:table-cell table:style-name="ce50" table:formula="of:=[.$B$5]" office:value-type="float" office:value="0.001" calcext:value-type="float">
            <text:p>0.001</text:p>
          </table:table-cell>
          <table:table-cell table:style-name="ce53" table:formula="of:=ABS([.D45]-[.A45])" office:value-type="float" office:value="0.0005712798127" calcext:value-type="float">
            <text:p>0.0006</text:p>
          </table:table-cell>
          <table:table-cell table:style-name="ce52" table:formula="of:=IF([.F45]&lt;[.E45]; &quot;Fim&quot;;&quot;mais um passo&quot;)" office:value-type="string" office:string-value="Fim" calcext:value-type="string">
            <text:p>Fim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2" office:value-type="string" calcext:value-type="string">
            <text:p>x = </text:p>
          </table:table-cell>
          <table:table-cell table:style-name="ce10" table:formula="of:=[.D45]" office:value-type="float" office:value="5.543144567" calcext:value-type="float">
            <text:p>5.5431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f(x)</text:p>
          </table:table-cell>
          <table:table-cell table:style-name="ce12" table:formula="of:=[.B45]" office:value-type="float" office:value="0.05367719635" calcext:value-type="float">
            <text:p>0.0537</text:p>
          </table:table-cell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ópia_20_de_20_Página3" style:display-name="PageStyle_Cópia de Págin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01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Página1.A6:Página1.B16" chart:data-source-has-labels="column" svg:x="1.377cm" svg:y="0.196cm" svg:width="11.329cm" svg:height="8.394cm">
          <chartooo:coordinate-region svg:x="1.954cm" svg:y="0.395cm" svg:width="10.565cm" svg:height="7.996cm"/>
          <chart:axis chart:dimension="x" chart:name="primary-x" chart:style-name="ch4" chartooo:axis-type="text">
            <chart:title svg:x="6.884cm" svg:y="8.787cm" chart:style-name="ch5">
              <text:p>x</text:p>
            </chart:title>
            <chart:categories table:cell-range-address="Página1.A6:Página1.A16"/>
          </chart:axis>
          <chart:axis chart:dimension="y" chart:name="primary-y" chart:style-name="ch6">
            <chart:title svg:x="0.451cm" svg:y="4.709cm" chart:style-name="ch7">
              <text:p>f(x)</text:p>
            </chart:title>
            <chart:grid chart:style-name="ch8" chart:class="major"/>
          </chart:axis>
          <chart:series chart:style-name="ch9" chart:values-cell-range-address="Página1.B6:Página1.B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ágina1.A6:Página1.A16</svg:desc>
                </draw:g>
              </table:table-cell>
              <table:table-cell office:value-type="float" office:value="8">
                <text:p>8</text:p>
                <draw:g>
                  <svg:desc>Página1.B6:Página1.B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4.028cm" svg:y="4.609cm" style:legend-expansion="high" chart:style-name="ch2"/>
        <chart:plot-area chart:style-name="ch3" table:cell-range-address="Página2.A6:Página2.B17" chart:data-source-has-labels="both" svg:x="1.377cm" svg:y="0.196cm" svg:width="12.334cm" svg:height="8.394cm">
          <chartooo:coordinate-region svg:x="1.954cm" svg:y="0.395cm" svg:width="11.57cm" svg:height="7.996cm"/>
          <chart:axis chart:dimension="x" chart:name="primary-x" chart:style-name="ch4" chartooo:axis-type="text">
            <chart:title svg:x="7.387cm" svg:y="8.787cm" chart:style-name="ch5">
              <text:p>x</text:p>
            </chart:title>
            <chart:categories table:cell-range-address="Página2.A7:Página2.A17"/>
          </chart:axis>
          <chart:axis chart:dimension="y" chart:name="primary-y" chart:style-name="ch6">
            <chart:title svg:x="0.451cm" svg:y="4.709cm" chart:style-name="ch7">
              <text:p>f(x)</text:p>
            </chart:title>
            <chart:grid chart:style-name="ch8" chart:class="major"/>
          </chart:axis>
          <chart:series chart:style-name="ch9" chart:values-cell-range-address="Página2.B7:Página2.B17" chart:label-cell-address="Página2.B6:Página2.B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  <draw:g>
                  <svg:desc>Página2.B6:Página2.B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ágina2.A7:Página2.A17</svg:desc>
                </draw:g>
              </table:table-cell>
              <table:table-cell office:value-type="float" office:value="8">
                <text:p>8</text:p>
                <draw:g>
                  <svg:desc>Página2.B7:Página2.B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'Cópia de Página3'.A9:'Cópia de Página3'.B19" chart:data-source-has-labels="column" svg:x="1.377cm" svg:y="0.196cm" svg:width="11.329cm" svg:height="8.394cm">
          <chartooo:coordinate-region svg:x="1.954cm" svg:y="0.395cm" svg:width="10.565cm" svg:height="7.698cm"/>
          <chart:axis chart:dimension="x" chart:name="primary-x" chart:style-name="ch4" chartooo:axis-type="text">
            <chart:title svg:x="6.884cm" svg:y="8.787cm" chart:style-name="ch5">
              <text:p>x</text:p>
            </chart:title>
            <chart:categories table:cell-range-address="'Cópia de Página3'.A9:'Cópia de Página3'.A19"/>
          </chart:axis>
          <chart:axis chart:dimension="y" chart:name="primary-y" chart:style-name="ch6">
            <chart:title svg:x="0.451cm" svg:y="4.748cm" chart:style-name="ch7">
              <text:p>p(x)</text:p>
            </chart:title>
            <chart:grid chart:style-name="ch8" chart:class="major"/>
          </chart:axis>
          <chart:series chart:style-name="ch9" chart:values-cell-range-address="'Cópia de Página3'.B9:'Cópia de Página3'.B19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ópia de Página3'.A9:'Cópia de Página3'.A19</svg:desc>
                </draw:g>
              </table:table-cell>
              <table:table-cell office:value-type="float" office:value="NaN">
                <text:p>NaN</text:p>
                <draw:g>
                  <svg:desc>'Cópia de Página3'.B9:'Cópia de Página3'.B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